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/>
    </style:style>
    <style:style style:name="P2" style:family="paragraph" style:parent-style-name="Heading">
      <style:paragraph-properties fo:text-align="center" style:justify-single-word="false"/>
      <style:text-properties fo:font-size="30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>
      <style:paragraph-properties fo:text-align="cente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Manuel d'utilisation</text:p>
      <text:p text:style-name="P1"><draw:rect text:anchor-type="paragraph" draw:z-index="0" draw:style-name="gr1" draw:text-style-name="P9" svg:width="16.239cm" svg:height="2.25cm" svg:x="1.623cm" svg:y="11.795cm"><text:p/></draw:rect>B1N-HER0</text:p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5">Guide d'installation<text:tab/>3</text:p>
          <text:p text:style-name="P6">Configuration Requise<text:tab/>3</text:p>
          <text:p text:style-name="P6">Installation facile<text:tab/>3</text:p>
          <text:p text:style-name="P6">Installation manuelle avec Ruby<text:tab/>3</text:p>
          <text:p text:style-name="P5">Comment jouer<text:tab/>4</text:p>
          <text:p text:style-name="P6">Règles du jeu<text:tab/>4</text:p>
          <text:p text:style-name="P6">Comment gagner<text:tab/>4</text:p>
        </text:index-body>
      </text:table-of-content>
      <text:p text:style-name="Standard"/>
      <text:h text:style-name="P4" text:outline-level="1">Guide d'installation</text:h>
      <text:h text:style-name="Heading_20_2" text:outline-level="2"/>
      <text:h text:style-name="Heading_20_2" text:outline-level="2">Configuration Requise</text:h>
      <text:p text:style-name="Text_20_body">Pour installer et lancer le jeu B1N-HER0, vérifiez d'avoir au moins 200 Mo disponible sur votre disque et d'au moins 512 Mo de RAM. Une connexion à internet est recommandée pour accéder à toutes les fonctionnalités en ligne.</text:p>
      <text:p text:style-name="Text_20_body">Sous Microsoft Windows, veuillez suivre l'installation facile.</text:p>
      <text:p text:style-name="Text_20_body">Pour tout autre OS (Unix ou MacOS), veuillez vous référer à l'installation manuelle avec Ruby.</text:p>
      <text:h text:style-name="Heading_20_2" text:outline-level="2"/>
      <text:h text:style-name="Heading_20_2" text:outline-level="2">Installation facile</text:h>
      <text:p text:style-name="Text_20_body">Cette méthode ne concerne que les utilisateurs de Windows.</text:p>
      <text:p text:style-name="Text_20_body">Pour jouer à B1N-HER0, lancez le SetupBinHero, puis suivez les instructions pendant l'installation. Une fois le jeu installé, lancez l'application BinHero.exe ou le raccourci sur le bureau si vous avez coché la case.</text:p>
      <text:p text:style-name="Text_20_body">Un temps de chargement est nécessaire à chaque exécution pouvant varier selon les configurations. Un écran noir apparaît pendant quelques secondes.</text:p>
      <text:h text:style-name="Heading_20_2" text:outline-level="2"/>
      <text:h text:style-name="Heading_20_2" text:outline-level="2">Installation manuelle avec Ruby</text:h>
      <text:p text:style-name="Text_20_body">Pour les autres OS (ou également pour Windows), vous devez installer manuellement Ruby dans sa version 1.9.3 ou supérieure, ainsi que les bibliothèques gems GTK3 et SQLite3.</text:p>
      <text:p text:style-name="Text_20_body">Pour lancer le jeu, lancez le script BinHero.rb dans le dossier App.</text:p>
      <text:p text:style-name="Text_20_body">Notez que cette méthode permet d'éviter le temps de chargement initial.</text:p>
      <text:h text:style-name="Heading_20_1" text:outline-level="1"/>
      <text:h text:style-name="P4" text:outline-level="1">Comment jouer</text:h>
      <text:p text:style-name="Text_20_body">Pour jouer, il vous suffit d'utiliser uniquement le clic gauche de la souris. Un clic permet de passer à l'état « 1 », un deuxième permet de passer à l'état « 2 » et un troisième permet de remettre la case vide.</text:p>
      <text:h text:style-name="Heading_20_2" text:outline-level="2"/>
      <text:h text:style-name="Heading_20_2" text:outline-level="2">Règles du jeu</text:h>
      <text:p text:style-name="Text_20_body">Pour jouer à B1N-HER0, vous devrez respecter 3 règles :</text:p>
      <text:list xml:id="list696038259300674929" text:style-name="L1">
        <text:list-item>
          <text:p text:style-name="P7">Règle n°1 : Il ne peut y avoir plus de deux cases possédant le même état à la suite.</text:p>
        </text:list-item>
        <text:list-item>
          <text:p text:style-name="P7">Règle n°2 : Chaque ligne et colonne possède autant de cases à l’état n°1 et à l’état n°2.</text:p>
        </text:list-item>
        <text:list-item>
          <text:p text:style-name="P7">Règle n°3 : Il ne peut y avoir deux lignes ou deux colonnes identiques.</text:p>
        </text:list-item>
      </text:list>
      <text:p text:style-name="Text_20_body">Ces règles sont visibles à tout moment pendant la partie en cliquant sur l’icône Règles.</text:p>
      <text:h text:style-name="Heading_20_2" text:outline-level="2"/>
      <text:h text:style-name="Heading_20_2" text:outline-level="2">Comment gagner</text:h>
      <text:p text:style-name="Text_20_body">Pour gagner, vous devrez remplir la grille avec les tuiles de façon à n’enfreindre aucune des 3 règles.</text:p>
      <text:p text:style-name="Text_20_body">Vous pouvez utiliser le mode Hypothèse, qui permet de sauvegarder la grille dans l'état et de continuer à remplir celle-ci par la suite. Vous pourrez alors valider ou non cette hypothèse pour poursuivre la partie.</text:p>
      <text:p text:style-name="Text_20_body">Si vous ne savez pas où jouer, vous pouvez utiliser le Conseil, qui vous montrera où jouer dans la mesure où une règle est applicable.</text:p>
      <text:p text:style-name="Text_20_body">Enfin, en cas de blocage, vous pouvez utiliser l'aide, qui placera au hasard une tuile sur la grille.</text:p>
      <text:h text:style-name="P4" text:outline-level="1">Démarrage</text:h>
      <text:h text:style-name="Heading_20_2" text:outline-level="2"/>
      <text:h text:style-name="Heading_20_2" text:outline-level="2">Écran de connexion</text:h>
      <text:p text:style-name="Text_20_body">Lorsque que vous lancez B1N-HER0, vous devez vous authentifier en vous inscrivant ou en vous connectant. Lorsque vous vous inscrivez, vous aurez le choix d'un compte en ligne ou hors ligne.</text:p>
      <text:p text:style-name="Text_20_body"/>
      <text:h text:style-name="Heading_20_2" text:outline-level="2">Menu principal</text:h>
      <text:list xml:id="list7657807712936874783" text:style-name="L2">
        <text:list-item>
          <text:p text:style-name="P8">Nouvelle partie : vous créez une nouvelle partie en choisissant deux paramètres, la taille et <text:tab/>la difficulté de la grille, sélectionnée aléatoirement dans les grilles non résolues.</text:p>
        </text:list-item>
        <text:list-item>
          <text:p text:style-name="P8">Charger partie : vous récupérez une partie en cours que vous avez abandonné ou une partie <text:tab/>que vous avez sauvegardé.</text:p>
        </text:list-item>
        <text:list-item>
          <text:p text:style-name="P8">Classement : </text:p>
        </text:list-item>
        <text:list-item>
          <text:p text:style-name="P8">Options :</text:p>
        </text:list-item>
        <text:list-item>
          <text:p text:style-name="P8">Profil :</text:p>
        </text:list-item>
        <text:list-item>
          <text:p text:style-name="P8">Crédits :</text:p>
        </text:list-item>
        <text:list-item>
          <text:p text:style-name="P8">Quitter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title/>Manuel d'utilisation – B1N-HER0<text:tab/>Page <text:page-number text:select-page="current">1</text:page-number>/<text:page-count>5</text:page-count></text:p>
      </style:footer>
      <style:footer-left>
        <text:p text:style-name="Footer"><text:tab/><text:title/>Manuel d'utilisation – B1N-HER0<text:tab/>Page <text:page-number text:select-page="current">2</text:page-number>/<text:page-count>5</text:page-count></text:p>
      </style:footer-left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Cartier</meta:initial-creator>
    <meta:creation-date>2015-04-25T18:34:00.06</meta:creation-date>
    <dc:date>2015-04-26T11:18:02.29</dc:date>
    <dc:creator>Pierre Cartier</dc:creator>
    <meta:editing-duration>PT35M5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5" meta:paragraph-count="49" meta:word-count="543" meta:character-count="3245"/>
  </office:meta>
</office:document-meta>
</file>